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F0000034C675A7A363CA1DEB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23cm" svg:x="1cm" svg:y="8.734cm">
          <draw:image xlink:href="Pictures/100000000000051F0000034C675A7A363CA1DEBD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document-statistic meta:object-count="1"/>
  </office:meta>
</office:document-meta>
</file>